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Table_20_Contents">
      <style:text-properties fo:color="#464453" fo:font-size="11pt" style:font-size-asian="11pt" style:font-size-complex="11pt"/>
    </style:style>
    <style:style style:name="P6" style:family="paragraph" style:parent-style-name="Table_20_Contents">
      <style:paragraph-properties fo:text-align="end" style:justify-single-word="false"/>
      <style:text-properties fo:color="#464453" fo:font-size="10pt" style:font-size-asian="10pt" style:font-size-complex="10pt"/>
    </style:style>
    <style:style style:name="P7" style:family="paragraph" style:parent-style-name="Heading_20_2">
      <style:paragraph-properties fo:break-before="page"/>
    </style:style>
    <style:style style:name="P8" style:family="paragraph" style:parent-style-name="Heading_20_1">
      <style:text-properties fo:language="en" fo:country="US"/>
    </style:style>
    <style:style style:name="T1" style:family="text">
      <style:text-properties officeooo:rsid="000755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Goal outline</text:h>
      <text:h text:style-name="Heading_20_2" text:outline-level="2">Main <text:span text:style-name="T1">detailed</text:span></text:h>
      <text:list xml:id="list1932556225" text:style-name="L1">
        <text:list-item>
          <text:p text:style-name="P1">In Porthaven, the team participates in the fair’s games to become familiar with the game mechanics.</text:p>
        </text:list-item>
        <text:list-item>
          <text:p text:style-name="P1">The team crosses the door to look for Howl, but shortly afterwards they come back fleeing Layton’s monsters and leave the castle.</text:p>
        </text:list-item>
        <text:list-item>
          <text:p text:style-name="P1">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1">In Salt Marina, the goal is to gather information about what happened to Howl. The team is in the middle of an attack by Layton’s monsters at the bazaar, and fights with the city’s soldiers.</text:p>
        </text:list-item>
        <text:list-item>
          <text:p text:style-name="P1">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1">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them to open a passage to the castle, passing through the sewers, and then free the soldiers from the mud. Once they succeeded in the mission they must find Ben who will tell them to reach the king.</text:p>
        </text:list-item>
        <text:list-item>
          <text:p text:style-name="P1">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1">In the swamps, the goal is to overcome hordes of monsters and enigmas to reach the dark mountain.</text:p>
        </text:list-item>
        <text:list-item>
          <text:p text:style-name="P1">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1">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Ben’s friends are defeated.</text:p>
        </text:list-item>
        <text:list-item>
          <text:p text:style-name="P1">Freed Howl they return to Ingary and clash against Layton’s army in Porthaven, but Howl is not yet in full force and they fall back to Kingsbury.</text:p>
        </text:list-item>
        <text:list-item>
          <text:p text:style-name="P1">In Kingsbury Suliman helps Howl to recover completely and the team defeats Layton.</text:p>
        </text:list-item>
      </text:list>
      <text:h text:style-name="P7" text:outline-level="2">Main short</text:h>
      <text:list xml:id="list715615464" text:style-name="L2">
        <text:list-item>
          <text:p text:style-name="P2">The team have to become familiar with the game mechanics.</text:p>
        </text:list-item>
        <text:list-item>
          <text:p text:style-name="P2">The team have to cross the new door to look for Howl.</text:p>
        </text:list-item>
        <text:list-item>
          <text:p text:style-name="P2">The team must reach Suliman in the castle to get some information. They also have to become familiar with the magical skills through sub-quests.</text:p>
        </text:list-item>
        <text:list-item>
          <text:p text:style-name="P2">In Salt Marina, the goal is to gather information about what happened to Howl.</text:p>
        </text:list-item>
        <text:list-item>
          <text:p text:style-name="P2">The team have to save a small village in the Roaring Hills from a terrible “monster”. </text:p>
        </text:list-item>
        <text:list-item>
          <text:p text:style-name="P2">In Cal, the capital of Radme, the team must look for “The Resistance”, an organization that might knows where Howl is located or that could provide information about him.</text:p>
        </text:list-item>
        <text:list-item>
          <text:p text:style-name="P2">The team goes to the king for help. After that they have to get themselves safe from Layton’s attack.</text:p>
        </text:list-item>
        <text:list-item>
          <text:p text:style-name="P2">In the swamps, the goal is to overcome hordes of monsters and enigmas to reach the dark mountain.</text:p>
        </text:list-item>
        <text:list-item>
          <text:p text:style-name="P2">In the Dark Mountain, they must find <text:span text:style-name="T1">Howl’s</text:span> experience.</text:p>
        </text:list-item>
        <text:list-item>
          <text:p text:style-name="P2">Back in Cal the team must find Howl to get him back to adulthood.</text:p>
        </text:list-item>
        <text:list-item>
          <text:p text:style-name="P2">The team with Howl, who is not yet in full of force, must come back to Porthaven to fight against Layton.</text:p>
        </text:list-item>
        <text:list-item>
          <text:p text:style-name="P2">After the defeat in Porthaven, they must defeat Layton in Kingsbury.</text:p>
        </text:list-item>
      </text:list>
      <text:h text:style-name="Heading_20_2" text:outline-level="2">Side goal (whole world)</text:h>
      <text:list xml:id="list3853014389" text:style-name="L3">
        <text:list-item>
          <text:p text:style-name="P3">Search for pieces of Heen lost by the Witch of the Waste.</text:p>
        </text:list-item>
        <text:list-item>
          <text:p text:style-name="P3">In Cal there are two sub-quests to help the resistance: </text:p>
        </text:list-item>
      </text:list>
      <text:list xml:id="list2440997212" text:style-name="L4">
        <text:list-item>
          <text:p text:style-name="P4">The team must steal equipment in the armory of Cal and sabotage Layton’s army.</text:p>
        </text:list-item>
        <text:list-item>
          <text:p text:style-name="P4">The team must open a passage in the eastern walls that allows to connect the resistance with the outside of the c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2-14T08:58:22.728000000</dc:date>
    <meta:editing-duration>PT2H5M13S</meta:editing-duration>
    <meta:editing-cycles>38</meta:editing-cycles>
    <meta:generator>LibreOffice/6.1.2.1$Windows_X86_64 LibreOffice_project/65905a128db06ba48db947242809d14d3f9a93fe</meta:generator>
    <dc:creator>Michele Maione</dc:creator>
    <meta:document-statistic meta:table-count="1" meta:image-count="0" meta:object-count="0" meta:page-count="2" meta:paragraph-count="34" meta:word-count="859" meta:character-count="4682" meta:non-whitespace-character-count="3884"/>
    <meta:template xlink:type="simple" xlink:actuate="onRequest" xlink:title="" xlink:href="../MasterGameDesignDocument.odm" meta:date="2018-12-14T08:54:47.861000000"/>
  </office:meta>
</office:document-meta>
</file>